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cdf35" officeooo:paragraph-rsid="000cdf35"/>
    </style:style>
    <style:style style:name="P2" style:family="paragraph" style:parent-style-name="Heading_20_1">
      <style:text-properties fo:language="sq" fo:country="AL"/>
    </style:style>
    <style:style style:name="P3" style:family="paragraph" style:parent-style-name="Text_20_body">
      <style:text-properties fo:language="sq" fo:country="AL" officeooo:paragraph-rsid="000f356d"/>
    </style:style>
    <style:style style:name="P4" style:family="paragraph" style:parent-style-name="Text_20_body">
      <style:text-properties fo:language="sq" fo:country="AL" officeooo:rsid="000f356d" officeooo:paragraph-rsid="000f356d"/>
    </style:style>
    <style:style style:name="P5" style:family="paragraph" style:parent-style-name="Text_20_body">
      <style:text-properties fo:language="sq" fo:country="AL" officeooo:rsid="000cdf35" officeooo:paragraph-rsid="000f356d"/>
    </style:style>
    <style:style style:name="P6" style:family="paragraph" style:parent-style-name="Text_20_body">
      <style:text-properties fo:language="sq" fo:country="AL" officeooo:rsid="000cdf35" officeooo:paragraph-rsid="000cdf35"/>
    </style:style>
    <style:style style:name="P7" style:family="paragraph" style:parent-style-name="Text_20_body">
      <style:text-properties fo:language="sq" fo:country="AL" officeooo:rsid="001272d7" officeooo:paragraph-rsid="001272d7"/>
    </style:style>
    <style:style style:name="P8" style:family="paragraph" style:parent-style-name="Title">
      <style:text-properties fo:language="sq" fo:country="AL"/>
    </style:style>
    <style:style style:name="T1" style:family="text">
      <style:text-properties fo:language="mk" fo:country="MK"/>
    </style:style>
    <style:style style:name="T2" style:family="text">
      <style:text-properties fo:language="mk" fo:country="MK" officeooo:rsid="000f356d"/>
    </style:style>
    <style:style style:name="T3" style:family="text">
      <style:text-properties fo:language="mk" fo:country="MK" officeooo:rsid="001272d7"/>
    </style:style>
    <style:style style:name="T4" style:family="text">
      <style:text-properties officeooo:rsid="000f356d"/>
    </style:style>
    <style:style style:name="T5" style:family="text">
      <style:text-properties officeooo:rsid="001272d7"/>
    </style:style>
    <style:style style:name="T6" style:family="text">
      <style:text-properties officeooo:rsid="0012ccdd"/>
    </style:style>
    <style:style style:name="T7" style:family="text">
      <style:text-properties fo:language="sq" fo:country="AL"/>
    </style:style>
    <style:style style:name="T8" style:family="text">
      <style:text-properties fo:language="sq" fo:country="AL" officeooo:rsid="000f356d"/>
    </style:style>
    <style:style style:name="T9" style:family="text">
      <style:text-properties fo:language="sq" fo:country="AL" officeooo:rsid="001272d7"/>
    </style:style>
    <style:style style:name="T10" style:family="text">
      <style:text-properties officeooo:rsid="0012d55c"/>
    </style:style>
    <style:style style:name="T11" style:family="text">
      <style:text-properties officeooo:rsid="001453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Haklabi KIKA</text:span></text:p>
      <text:p text:style-name="P3"><text:span text:style-name="T4">Haklabi KIKA është vend për shpërndarjen dhe fitimin e diturisë, vend ku mblidhen njerëz të interesuar në teknologji, kompjuterë, makina, elektronikë, softuerin e lirë, kulturën e lirë etj.</text:span></text:p>
      <text:p text:style-name="P3"><text:span text:style-name="T4">Haklabi shërben si hapësirë e hapur ku të interesuarit mund të punojnë projekte nga më të ndryshmet, të përbashkëta ose individuale. </text:span></text:p>
      <text:h text:style-name="P2" text:outline-level="1"><text:span text:style-name="T4">Kur është i hapur?</text:span></text:h>
      <text:p text:style-name="Text_20_body"><text:span text:style-name="T8">Kontrollo në</text:span><text:span text:style-name="T7"> </text:span><text:a xlink:type="simple" xlink:href="https://status.spodeli.org/" text:style-name="Internet_20_link" text:visited-style-name="Visited_20_Internet_20_Link"><text:span text:style-name="T7">https://status.spodeli.org</text:span></text:a><text:span text:style-name="T7">.</text:span></text:p>
      <text:h text:style-name="P2" text:outline-level="1"><text:span text:style-name="T10">WHAT THE HACK</text:span>?</text:h>
      <text:p text:style-name="P3"><text:span text:style-name="T4">Haklabe ka çdokund në botë. KIKA është një nga to, ndërsa ekziston nga 17 tetor 2009.</text:span></text:p>
      <text:p text:style-name="P4">Haklabi KIKA është projekt i Softuerit të Lirë – Maqedoni.</text:p>
      <text:h text:style-name="P2" text:outline-level="1"><text:span text:style-name="T4">Përse haklab?</text:span></text:h>
      <text:p text:style-name="P5"><text:span text:style-name="T4">Që të mësosh gjëra të reja nga bota e softuerit dhe harduerit, që të gjesh ndihmë për zhvillimin e disa nga ideve tua që mendon se asnjëherë nuk mund t’i realizosh, që të të lehtësohen problemet në jetë me distribucionet e GNU/Linux, që të hash ëmbëlsira deri sa nuk plas, që të mësosh se si të mbrohesh në internet dhe t’i mësosh të drejtat që i posedon deri sa surfon, që lirshëm të pish filter-kafe, që të fitosh udhëzime të mira për programin GNOME Women Outreach, që të marrësh ndihmë për Google Summer of Code dhe të bësh shumë shumë punë tjera interesante.</text:span></text:p>
      <text:h text:style-name="P2" text:outline-level="1"><text:span text:style-name="T5">Ku t’ju kontaktoj?</text:span></text:h>
      <text:p text:style-name="P1"><text:span text:style-name="T9">Në</text:span><text:span text:style-name="T7"> </text:span><text:a xlink:type="simple" xlink:href="mailto:info@slobodensoftver.org.mk" text:style-name="Internet_20_link" text:visited-style-name="Visited_20_Internet_20_Link"><text:span text:style-name="T7">info@slobodensoftver.org.mk</text:span></text:a><text:span text:style-name="T7">.</text:span></text:p>
      <text:h text:style-name="P2" text:outline-level="1"><text:span text:style-name="T5">Si të kyçem?</text:span></text:h>
      <text:p text:style-name="P6"><text:span text:style-name="T5">Thjesht, eja në ndonjë nga ngjarjet e rregullta në KIKA.</text:span></text:p>
      <text:p text:style-name="P7">Haklabi është hapësirë e hapur dhe publike <text:span text:style-name="T11">ndërsa</text:span> janë të mirëseardhur të gjithë që duan të kyçen në aktivitetet aktuale ose të propozojnë të reja.</text:p>
      <text:p text:style-name="P7">Anëtarësia nuk është e domosdoshme, por nëse don të bëhesh anëtar i KIKA dhe t’i mbështesësh aktivitetet aktuale, <text:span text:style-name="T6">mund ta bësh këtë, me pagesën e anëtarësisë prej 20 euro.</text:span></text:p>
      <text:h text:style-name="P2" text:outline-level="1"><text:span text:style-name="T6">Ku të donoj?</text:span></text:h>
      <text:p text:style-name="P6"><text:span text:style-name="T6">Llogaria transakcionale:</text:span><text:line-break/>210-0570883401-10</text:p>
      <text:p text:style-name="P6"><text:soft-page-break/><text:span text:style-name="T6">Shifra e të ardhurave:</text:span><text:line-break/>562 (<text:span text:style-name="T6">Pagesa për donacione</text:span>)</text:p>
      <text:p text:style-name="P6"><text:span text:style-name="T6">Qëllimi i pagesës</text:span>:<text:line-break/><text:span text:style-name="T6">Donacion për proektin KIKA</text:span></text:p>
      <text:h text:style-name="P2" text:outline-level="1"><text:span text:style-name="T6">Adresa</text:span></text:h>
      <text:p text:style-name="P6"><text:span text:style-name="T6">rr. Naum Naumovski Borçe</text:span><text:line-break/><text:span text:style-name="T6">nr. </text:span>38, <text:span text:style-name="T6">banesa nr. </text:span>12<text:line-break/>1000 <text:span text:style-name="T6">Shkup, R. e Maqedonisë</text:span></text:p>
      <text:h text:style-name="P2" text:outline-level="1"><text:span text:style-name="T6">Çka do të thotë KIKA?</text:span></text:h>
      <text:p text:style-name="P6"><text:span text:style-name="T6">Kika është Informatë, Kulturë, Autonom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mk" fo:country="MK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mk" fo:country="MK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45:02.009965724</meta:creation-date>
    <dc:date>2018-09-24T14:50:37.105331202</dc:date>
    <meta:editing-duration>PT25M22S</meta:editing-duration>
    <meta:editing-cycles>6</meta:editing-cycles>
    <meta:generator>LibreOffice/6.1.1.2$MacOSX_X86_64 LibreOffice_project/5d19a1bfa650b796764388cd8b33a5af1f5baa1b</meta:generator>
    <meta:document-statistic meta:table-count="0" meta:image-count="0" meta:object-count="0" meta:page-count="2" meta:paragraph-count="24" meta:word-count="309" meta:character-count="1848" meta:non-whitespace-character-count="1561"/>
  </office:meta>
</office:document-meta>
</file>